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40000373B00002C91CCE09D8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141cm" svg:height="13.97cm" svg:x="6.989cm" svg:y="2.54cm">
          <draw:image xlink:href="Pictures/200000A40000373B00002C91CCE09D8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4:03:35</meta:creation-date>
    <dc:date>2009-01-26T14:07:42</dc:date>
    <dc:language>en-US</dc:language>
    <meta:editing-cycles>3</meta:editing-cycles>
    <meta:editing-duration>PT4M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